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style:text-underline-style="solid" style:text-underline-width="auto" style:text-underline-color="font-color" fo:font-weight="normal" style:font-size-asian="15.75pt" style:font-weight-asian="normal" style:font-size-complex="18pt" style:font-weight-complex="normal"/>
    </style:style>
    <style:style style:name="P2" style:family="paragraph" style:parent-style-name="Standard">
      <style:text-properties style:font-name="Liberation Sans" fo:font-size="14pt" style:text-underline-style="none" fo:font-weight="normal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tion 3: Initial Test Plan</text:p>
      <text:p text:style-name="P1"/>
      <text:p text:style-name="P2">Journey Planner:</text:p>
      <text:p text:style-name="P2"/>
      <text:p text:style-name="P2">#1 : Give a start and end location which can be completed, in some way, by using some routes. </text:p>
      <text:p text:style-name="P2"/>
      <text:p text:style-name="P2">#2 : Give it a journey which can be completed in 2 or more routes</text:p>
      <text:p text:style-name="P2"><text:tab/>i.e. 2 ways to complete the journey</text:p>
      <text:p text:style-name="P2"><text:tab/>Make sure it opts for staying with a bus instead of the shortest time</text:p>
      <text:p text:style-name="P2"/>
      <text:p text:style-name="P2">#3 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Hussain</meta:initial-creator>
    <meta:creation-date>2014-04-04T10:05:16</meta:creation-date>
    <meta:document-statistic meta:table-count="0" meta:image-count="0" meta:object-count="0" meta:page-count="1" meta:paragraph-count="7" meta:word-count="64" meta:character-count="317" meta:non-whitespace-character-count="255"/>
    <dc:date>2014-04-04T10:25:22</dc:date>
    <dc:creator>Muhammad Hussain</dc:creator>
    <meta:editing-duration>PT4M56S</meta:editing-duration>
    <meta:editing-cycles>1</meta:editing-cycles>
    <meta:generator>LibreOffice/3.4$Unix LibreOffice_project/340m1$Build-502</meta:generator>
  </office:meta>
</office:document-meta>
</file>